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ef3" officeooo:paragraph-rsid="00045e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ce connecter a odoo</text:p>
      <text:p text:style-name="P1">login : sayebadiane98@gmail.com</text:p>
      <text:p text:style-name="P1">mot de passe :w4gm-k6cc-8fg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47:17.353429298</meta:creation-date>
    <dc:date>2024-01-23T14:48:39.765925013</dc:date>
    <meta:editing-duration>PT1M23S</meta:editing-duration>
    <meta:editing-cycles>1</meta:editing-cycles>
    <meta:document-statistic meta:table-count="0" meta:image-count="0" meta:object-count="0" meta:page-count="1" meta:paragraph-count="3" meta:word-count="12" meta:character-count="83" meta:non-whitespace-character-count="74"/>
    <meta:generator>LibreOffice/6.4.7.2$Linux_X86_64 LibreOffice_project/40$Build-2</meta:generator>
  </office:meta>
</office:document-meta>
</file>